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WenQuanYi Zen Hei Sharp" svg:font-family="WenQuanYi Zen Hei Sharp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</office:automatic-styles>
  <office:body>
    <office:text text:use-soft-page-breaks="true">
      <text:h text:style-name="P1" text:outline-level="1">Review</text:h>
      <text:p text:style-name="Textbody"/>
      <text:p text:style-name="Textbody">1. </text:p>
      <text:p text:style-name="Textbody">Which of these kinds of data motivated the Map/Reduce framework?</text:p>
      <text:p text:style-name="Textbody">Large number of patient records that are updated immediately after each patient visit.</text:p>
      <text:p text:style-name="Textbody">Large number of customer internet transactions that are<text:s/>often retrieved by a billing id.</text:p>
      <text:p text:style-name="Textbody">Large number of internet documents that need to be indexed for searching by words.</text:p>
      <text:p text:style-name="P2"/>
      <text:p text:style-name="Textbody">2. </text:p>
      <text:p text:style-name="Textbody">What is the organizing data structure for map/reduce programs?</text:p>
      <text:p text:style-name="Textbody">A dictionary of words and their semantic value</text:p>
      <text:p text:style-name="Textbody">A list of identification<text:s/>keys and some value associated with that identifier</text:p>
      <text:p text:style-name="Textbody">A set of indices for a table of data values</text:p>
      <text:p text:style-name="P3"/>
      <text:p text:style-name="Textbody">3. </text:p>
      <text:p text:style-name="Textbody">In map/reduce framework, which of these logistics does Map/Reduce do with the map function?</text:p>
      <text:p text:style-name="Textbody">Gather data distributed across a cluster to the user's<text:s/>computer and run map</text:p>
      <text:p text:style-name="Textbody">Distribute map to cluster nodes, run map on the data partitions at the same time</text:p>
      <text:p text:style-name="Textbody">Distribute map to cluster nodes, run map at one node, wait for it to finish, then run map at the next node, etc,</text:p>
      <text:p text:style-name="P4"/>
      <text:p text:style-name="Textbody">4. </text:p>
      <text:p text:style-name="Textbody">Map/Reduce performs a ‘shuffle’ and<text:s/>grouping, does that mean it that:</text:p>
      <text:p text:style-name="Textbody">Shuffles &lt;key,value&gt; pairs into random bins and then within a bin it groups keys.</text:p>
      <text:p text:style-name="Textbody">Shuffles &lt;key,value&gt; pairs into different partitions according to the key value, and then aggregates all pairs in 1 partition into 1 group.</text:p>
      <text:p text:style-name="Textbody">Shuffles &lt;key,value&gt; pairs into different partitions according to the key value, and sorts within the partitions by key.</text:p>
      <text:p text:style-name="P5"/>
      <text:p text:style-name="P6"/>
      <text:soft-page-break/>
      <text:p text:style-name="Textbody">5. </text:p>
      <text:p text:style-name="Textbody">In the word count example, what is the key?</text:p>
      <text:p text:style-name="Textbody">The line number that contains the word.</text:p>
      <text:p text:style-name="Textbody">The document id that contains the word.</text:p>
      <text:p text:style-name="Textbody">The<text:s/>word itself.</text:p>
      <text:p text:style-name="P7"/>
      <text:p text:style-name="Textbody">6. </text:p>
      <text:p text:style-name="Textbody">Streaming map/reduce allows mappers and reducers to be written in what languages:</text:p>
      <text:p text:style-name="Textbody">java</text:p>
      <text:p text:style-name="Textbody">python</text:p>
      <text:p text:style-name="Textbody">Unix shell commands</text:p>
      <text:p text:style-name="Textbody">R</text:p>
      <text:p text:style-name="Textbody">All of the above</text:p>
      <text:p text:style-name="P8"/>
      <text:p text:style-name="Textbody">7. </text:p>
      <text:p text:style-name="Textbody">The assignment asked you to run with 2 reducers. When you use 2 reducers instead of 1 reducer, what<text:s/>is the different in global sort order?</text:p>
      <text:p text:style-name="Textbody">With 1 reducer, but not 2 reducers, the word counts are in global sort order by word.</text:p>
      <text:p text:style-name="Textbody">With 2 reducers, but not 1 reducer, the word counts are in global sort order by word.</text:p>
      <text:p text:style-name="Textbody">With 1 reducer or 2 reducers, the word<text:s/>counts are in global sort order by word.</text:p>
      <text:p text:style-name="Textbody">With 1 reducer or 2 reducers, the word counts are NOT in global sort order by word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WenQuanYi Zen Hei Sharp" svg:font-family="WenQuanYi Zen Hei Sharp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Rajani </meta:initial-creator>
    <dc:creator>Microsoft Office User</dc:creator>
    <meta:creation-date>2016-05-10T11:24:00Z</meta:creation-date>
    <dc:date>2022-05-22T11:29:00Z</dc:date>
    <meta:template xlink:href="Normal.dotm" xlink:type="simple"/>
    <meta:editing-cycles>2</meta:editing-cycles>
    <meta:editing-duration>PT120S</meta:editing-duration>
    <meta:document-statistic meta:page-count="2" meta:paragraph-count="4" meta:word-count="316" meta:character-count="2119" meta:row-count="15" meta:non-whitespace-character-count="1807"/>
  </office:meta>
</office:document-meta>
</file>